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de742"/>
    </style:style>
    <style:style style:name="P2" style:family="paragraph" style:parent-style-name="Text_20_body" style:list-style-name="L1">
      <style:text-properties officeooo:paragraph-rsid="000de742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paragraph-rsid="0015af0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officeooo:paragraph-rsid="000fc2be"/>
    </style:style>
    <style:style style:name="P8" style:family="paragraph" style:parent-style-name="Text_20_body" style:list-style-name="L4">
      <style:text-properties officeooo:paragraph-rsid="000de742"/>
    </style:style>
    <style:style style:name="P9" style:family="paragraph" style:parent-style-name="Text_20_body" style:list-style-name="L5"/>
    <style:style style:name="P10" style:family="paragraph" style:parent-style-name="Text_20_body">
      <style:paragraph-properties fo:line-height="115%"/>
    </style:style>
    <style:style style:name="P11" style:family="paragraph" style:parent-style-name="Text_20_body">
      <style:paragraph-properties fo:line-height="115%"/>
      <style:text-properties officeooo:paragraph-rsid="0011e95a"/>
    </style:style>
    <style:style style:name="P12" style:family="paragraph" style:parent-style-name="Text_20_body">
      <style:paragraph-properties fo:line-height="115%" fo:break-before="page"/>
      <style:text-properties officeooo:paragraph-rsid="0011ba42"/>
    </style:style>
    <style:style style:name="P13" style:family="paragraph" style:parent-style-name="Text_20_body">
      <style:paragraph-properties fo:line-height="115%"/>
      <style:text-properties officeooo:paragraph-rsid="0011ba42"/>
    </style:style>
    <style:style style:name="P14" style:family="paragraph" style:parent-style-name="Heading_20_3">
      <style:paragraph-properties fo:line-height="115%"/>
      <style:text-properties officeooo:paragraph-rsid="0011ba42"/>
    </style:style>
    <style:style style:name="P15" style:family="paragraph" style:parent-style-name="Text_20_body" style:list-style-name="L6"/>
    <style:style style:name="P16" style:family="paragraph" style:parent-style-name="Horizontal_20_Line">
      <style:paragraph-properties fo:margin-top="0cm" fo:margin-bottom="0.247cm" style:contextual-spacing="false" fo:line-height="115%"/>
    </style:style>
    <style:style style:name="P17" style:family="paragraph" style:parent-style-name="Heading_20_3">
      <style:paragraph-properties fo:margin-top="0cm" fo:margin-bottom="0.247cm" style:contextual-spacing="false" fo:line-height="115%"/>
    </style:style>
    <style:style style:name="P18" style:family="paragraph" style:parent-style-name="Text_20_body" style:list-style-name="L7"/>
    <style:style style:name="P19" style:family="paragraph" style:parent-style-name="Text_20_body" style:list-style-name="L8">
      <style:text-properties officeooo:paragraph-rsid="0011e95a"/>
    </style:style>
    <style:style style:name="P20" style:family="paragraph" style:parent-style-name="Text_20_body">
      <style:text-properties officeooo:paragraph-rsid="0011e95a"/>
    </style:style>
    <style:style style:name="P21" style:family="paragraph" style:parent-style-name="Text_20_body" style:list-style-name="L9"/>
    <style:style style:name="T1" style:family="text">
      <style:text-properties officeooo:rsid="00130d76"/>
    </style:style>
    <style:style style:name="T2" style:family="text">
      <style:text-properties officeooo:rsid="000de742"/>
    </style:style>
    <style:style style:name="T3" style:family="text">
      <style:text-properties officeooo:rsid="0015af0e"/>
    </style:style>
    <style:style style:name="T4" style:family="text">
      <style:text-properties officeooo:rsid="001affb6"/>
    </style:style>
    <style:style style:name="T5" style:family="text">
      <style:text-properties officeooo:rsid="0011ba42"/>
    </style:style>
    <style:style style:name="T6" style:family="text">
      <style:text-properties officeooo:rsid="000fc2be"/>
    </style:style>
    <style:style style:name="T7" style:family="text">
      <style:text-properties officeooo:rsid="001767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>Bem-vindo ao </text:span><text:span text:style-name="Strong_20_Emphasis"><text:span text:style-name="T1">Legendary </text:span></text:span><text:span text:style-name="Strong_20_Emphasis"><text:span text:style-name="T2">Dragon</text:span></text:span><text:span text:style-name="Strong_20_Emphasis"> – O Universo das Camisas Clássicas do Futebol</text:span></text:p>
      <text:p text:style-name="P1"><text:span text:style-name="Strong_20_Emphasis">Header / Topo</text:span></text:p>
      <text:list text:style-name="L1">
        <text:list-item>
          <text:p text:style-name="P2">Logo do site no canto esquerdo</text:p>
        </text:list-item>
        <text:list-item>
          <text:p text:style-name="P2">Menu no topo: Home | Clubes | Seleções | Contato</text:p>
        </text:list-item>
        <text:list-item>
          <text:p text:style-name="P2"><text:span text:style-name="Strong_20_Emphasis">Fundo: imagem desfocada de várias camisas clássicas (como se fosse um varal ou exposição)</text:span></text:p>
        </text:list-item>
      </text:list>
      <text:h text:style-name="Heading_20_2" text:outline-level="2"><text:span text:style-name="Strong_20_Emphasis">🗺️ Site Map – Legendary Dragon</text:span></text:h>
      <text:list text:style-name="L2">
        <text:list-item>
          <text:p text:style-name="P3"><text:span text:style-name="Strong_20_Emphasis">Home (Início)</text:span><text:line-break/>➝ Apresentação do site, logo do dragão, tagline <text:span text:style-name="T3">e um breve texto.</text:span></text:p>
        </text:list-item>
        <text:list-item>
          <text:p text:style-name="P3"><text:span text:style-name="Strong_20_Emphasis">Camisas de Seleções</text:span><text:line-break/>➝ Galeria com camisas históricas de seleções nacionais.</text:p>
        </text:list-item>
        <text:list-item>
          <text:p text:style-name="P3"><text:span text:style-name="Strong_20_Emphasis">Camisas de Clubes</text:span><text:line-break/>➝ Galeria com camisas históricas de clubes de futebol.</text:p>
        </text:list-item>
        <text:list-item>
          <text:p text:style-name="P3"><text:span text:style-name="Strong_20_Emphasis">Contato</text:span><text:line-break/>➝ Formulário ou informações para contato.</text:p>
        </text:list-item>
      </text:list>
      <text:p text:style-name="Text_20_body"><text:span text:style-name="Strong_20_Emphasis"/></text:p>
      <text:p text:style-name="P4"><text:span text:style-name="Strong_20_Emphasis">Home</text:span></text:p>
      <text:p text:style-name="P4"><text:span text:style-name="Strong_20_Emphasis"><text:s/>├── Camisas de Seleções</text:span></text:p>
      <text:p text:style-name="P4"><text:span text:style-name="Strong_20_Emphasis"><text:s/>├── Camisas de Clubes</text:span></text:p>
      <text:p text:style-name="P4"><text:span text:style-name="Strong_20_Emphasis"><text:s/>└── Contato</text:span></text:p>
      <text:p text:style-name="P4"/>
      <text:p text:style-name="P1"><text:span text:style-name="Strong_20_Emphasis"><text:tab/></text:span><text:span text:style-name="Strong_20_Emphasis"><text:span text:style-name="T4">Botao 1 - </text:span></text:span><text:span text:style-name="Strong_20_Emphasis">Seção H</text:span><text:span text:style-name="Strong_20_Emphasis"><text:span text:style-name="T5">istoria</text:span></text:span><text:span text:style-name="Strong_20_Emphasis"> </text:span></text:p>
      <text:list text:style-name="L3">
        <text:list-item>
          <text:p text:style-name="P5">Grande título central: <text:span text:style-name="Emphasis">“</text:span><text:span text:style-name="Emphasis"><text:span text:style-name="T5">historia das camisas de futebol</text:span></text:span><text:span text:style-name="Emphasis">”</text:span></text:p>
        </text:list-item>
        <text:list-item>
          <text:p text:style-name="P5">Subtítulo: <text:span text:style-name="Emphasis">“Explore a paixão, os ídolos e os momentos inesquecíveis do futebol através de seus uniformes icônicos”</text:span></text:p>
        </text:list-item>
        <text:list-item>
          <text:p text:style-name="P5">Fundo: imagem panorâmica com camisas de clubes e seleções (tri visual)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6"><text:tab/>botao</text:span></text:span><text:span text:style-name="Strong_20_Emphasis"> </text:span><text:span text:style-name="Strong_20_Emphasis"><text:span text:style-name="T4">2</text:span></text:span><text:span text:style-name="Strong_20_Emphasis"> – Camisas de Clubes</text:span></text:p>
      <text:list text:style-name="L4">
        <text:list-item>
          <text:p text:style-name="P6">Título: <text:span text:style-name="Emphasis">“Clássicos dos Clubes”</text:span></text:p>
        </text:list-item>
        <text:list-item>
          <text:p text:style-name="P6">Breve texto: <text:span text:style-name="Emphasis">“Reviva a história dos grandes clubes através de seus uniformes mais icônicos. Cada camisa conta uma trajetória de conquistas, finais emocionantes e torcidas que se tornaram lendas.”</text:span></text:p>
        </text:list-item>
        <text:list-item>
          <text:p text:style-name="P7"><text:span text:style-name="Emphasis"><text:span text:style-name="T6">Imagens das camisas dos clubes com breve legenda</text:span></text:span></text:p>
          <text:p text:style-name="P8"><text:soft-page-break/><text:span text:style-name="Emphasis"/></text:p>
          <text:p text:style-name="P8"><text:span text:style-name="Strong_20_Emphasis"><text:span text:style-name="T3">b</text:span></text:span><text:span text:style-name="Strong_20_Emphasis"><text:span text:style-name="T6">otao</text:span></text:span><text:span text:style-name="Strong_20_Emphasis"> </text:span><text:span text:style-name="Strong_20_Emphasis"><text:span text:style-name="T4">3</text:span></text:span><text:span text:style-name="Strong_20_Emphasis"> – Camisas de Seleções</text:span></text:p>
        </text:list-item>
      </text:list>
      <text:list text:style-name="L5">
        <text:list-item>
          <text:p text:style-name="P9">Título: <text:span text:style-name="Emphasis">“Orgulho das Seleções”</text:span></text:p>
        </text:list-item>
        <text:list-item>
          <text:p text:style-name="P9">Breve texto: <text:span text:style-name="Emphasis">“Das Copas do Mundo aos momentos que marcaram gerações, explore os uniformes que eternizaram vitórias e gols históricos, símbolos globais do futebol.”</text:span></text:p>
        </text:list-item>
        <text:list-item>
          <text:p text:style-name="P9"><text:span text:style-name="T6">imagens</text:span><text:span text:style-name="Emphasis"> Todas as Camisas de Seleções </text:span><text:span text:style-name="Emphasis"><text:span text:style-name="T6">com breve legenda</text:span></text:span></text:p>
        </text:list-item>
      </text:list>
      <text:p text:style-name="P10"><text:span text:style-name="Emphasis"/></text:p>
      <text:p text:style-name="P11"><text:span text:style-name="Emphasis"/></text:p>
      <text:p text:style-name="P12"><text:span text:style-name="Emphasis"><text:span text:style-name="T5">fontes</text:span></text:span></text:p>
      <text:p text:style-name="P13"><text:span text:style-name="Emphasis"/></text:p>
      <text:h text:style-name="P14" text:outline-level="3"><text:span text:style-name="Emphasis">🏆 Seleções</text:span></text:h>
      <text:list text:style-name="L6">
        <text:list-item>
          <text:p text:style-name="P15"><text:span text:style-name="Strong_20_Emphasis">História das camisas das seleções</text:span>: Mantos do Futebol <text:a xlink:type="simple" xlink:href="https://mantosdofutebol.com.br/category/historia/?utm_source=chatgpt.com" office:target-frame-name="_blank" xlink:show="new" text:style-name="Internet_20_link" text:visited-style-name="Visited_20_Internet_20_Link">Mantos do Futebol</text:a></text:p>
        </text:list-item>
        <text:list-item>
          <text:p text:style-name="P15"><text:span text:style-name="Strong_20_Emphasis">Evolução dos uniformes de futebol</text:span>: Santi Rella <text:a xlink:type="simple" xlink:href="https://www.santirella.com.br/post/os-uniformes-no-futebol-historia-e-evolucao/?utm_source=chatgpt.com" office:target-frame-name="_blank" xlink:show="new" text:style-name="Internet_20_link" text:visited-style-name="Visited_20_Internet_20_Link">Santirella</text:a></text:p>
        </text:list-item>
        <text:list-item>
          <text:p text:style-name="P15"><text:span text:style-name="Strong_20_Emphasis">História das camisas das Copas do Mundo</text:span>: Ludopédio <text:a xlink:type="simple" xlink:href="https://ludopedio.org.br/biblioteca/a-historia-das-camisas-de-todos-os-jogos-das-copas-do-mundo/?srsltid=AfmBOoq8Y18ZcuR3DOoqzWQBsqUVxf_ij0yFnQ6s3rqG77ijvjCjk3Dw&amp;utm_source=chatgpt.com" office:target-frame-name="_blank" xlink:show="new" text:style-name="Internet_20_link" text:visited-style-name="Visited_20_Internet_20_Link">Ludopédio</text:a></text:p>
        </text:list-item>
        <text:list-item>
          <text:p text:style-name="P15"><text:span text:style-name="Strong_20_Emphasis">Cores dos uniformes das seleções</text:span>: Exame <text:a xlink:type="simple" xlink:href="https://exame.com/esporte/por-que-algumas-selecoes-de-futebol-adotam-cores-diferentes-de-suas-bandeiras-nas-camisas/?utm_source=chatgpt.com" office:target-frame-name="_blank" xlink:show="new" text:style-name="Internet_20_link" text:visited-style-name="Visited_20_Internet_20_Link">Exame</text:a></text:p>
        </text:list-item>
        <text:list-item>
          <text:p text:style-name="P15"><text:span text:style-name="Strong_20_Emphasis">História das camisas da Seleção Brasileira</text:span>: Wikipedia <text:a xlink:type="simple" xlink:href="https://pt.wikipedia.org/wiki/Uniformes_da_Seleção_Brasileira_de_Futebol?utm_source=chatgpt.com" office:target-frame-name="_blank" xlink:show="new" text:style-name="Internet_20_link" text:visited-style-name="Visited_20_Internet_20_Link">Wikipédia</text:a></text:p>
        </text:list-item>
        <text:list-item>
          <text:p text:style-name="P15"><text:span text:style-name="Strong_20_Emphasis">História das camisas da Seleção Brasileira (alternativa)</text:span>: O Pérefuturos <text:a xlink:type="simple" xlink:href="https://www.operefuturos.com.br/noticias/as-camisas-das-32-selecoes-da-copa/?utm_source=chatgpt.com" office:target-frame-name="_blank" xlink:show="new" text:style-name="Internet_20_link" text:visited-style-name="Visited_20_Internet_20_Link">Opere Futuros</text:a></text:p>
        </text:list-item>
        <text:list-item>
          <text:p text:style-name="P15"><text:span text:style-name="Strong_20_Emphasis">História das camisas das seleções</text:span>: Boteco dos Boleiros <text:a xlink:type="simple" xlink:href="https://botecodosboleiros.com.br/camisas-iconicas-no-futebol-a-historia-por-tras-dos-mantos-que-marcaram-geracoes/?utm_source=chatgpt.com" office:target-frame-name="_blank" xlink:show="new" text:style-name="Internet_20_link" text:visited-style-name="Visited_20_Internet_20_Link">Boteco dos Boleiros</text:a></text:p>
        </text:list-item>
        <text:list-item>
          <text:p text:style-name="P15"><text:span text:style-name="Strong_20_Emphasis">História das camisas da Seleção Brasileira (alternativa)</text:span>: Olympics.com <text:a xlink:type="simple" xlink:href="https://www.olympics.com/pt/noticias/selecao-brasileira-cor-uniforme-amarela-historico-camisas?utm_source=chatgpt.com" office:target-frame-name="_blank" xlink:show="new" text:style-name="Internet_20_link" text:visited-style-name="Visited_20_Internet_20_Link">Olimpíadas</text:a></text:p>
        </text:list-item>
      </text:list>
      <text:p text:style-name="P16"/>
      <text:h text:style-name="P17" text:outline-level="3">⚽ Clubes</text:h>
      <text:list text:style-name="L7">
        <text:list-item>
          <text:p text:style-name="P18"><text:span text:style-name="Strong_20_Emphasis">História das camisas dos clubes</text:span>: Mantos do Futebol <text:a xlink:type="simple" xlink:href="https://mantosdofutebol.com.br/2017/12/camisas-de-futebol-primordios-evolucao/?utm_source=chatgpt.com" office:target-frame-name="_blank" xlink:show="new" text:style-name="Internet_20_link" text:visited-style-name="Visited_20_Internet_20_Link">Mantos do Futebol</text:a></text:p>
        </text:list-item>
        <text:list-item>
          <text:p text:style-name="P18"><text:span text:style-name="Strong_20_Emphasis">História das camisas dos clubes (alternativa)</text:span>: Jornalismo Júnior <text:a xlink:type="simple" xlink:href="https://jornalismojunior.com.br/a-evolucao-dos-uniformes-de-futebol/?utm_source=chatgpt.com" office:target-frame-name="_blank" xlink:show="new" text:style-name="Internet_20_link" text:visited-style-name="Visited_20_Internet_20_Link">jornalismojunior.com.br</text:a></text:p>
        </text:list-item>
        <text:list-item>
          <text:p text:style-name="P18"><text:span text:style-name="Strong_20_Emphasis">História das camisas dos clubes (alternativa)</text:span>: Netshoes <text:a xlink:type="simple" xlink:href="https://www.netshoes.com.br/blog/esportes/post/a-origem-e-a-evolucao-das-camisas-de-futebol?utm_source=chatgpt.com" office:target-frame-name="_blank" xlink:show="new" text:style-name="Internet_20_link" text:visited-style-name="Visited_20_Internet_20_Link">Netshoes</text:a></text:p>
        </text:list-item>
        <text:list-item>
          <text:p text:style-name="P18"><text:span text:style-name="Strong_20_Emphasis">História das camisas dos clubes (alternativa)</text:span>: Ludopédio <text:a xlink:type="simple" xlink:href="https://ludopedio.org.br/biblioteca/a-historia-das-camisas-dos-10-maiores-times-da-europa/?srsltid=AfmBOoovhZX24rjXAMQFpEYm5ePKLvDLsZ3UQa9FO9ZXPK0hPSin-KeF&amp;utm_source=chatgpt.com" office:target-frame-name="_blank" xlink:show="new" text:style-name="Internet_20_link" text:visited-style-name="Visited_20_Internet_20_Link">Ludopédio</text:a></text:p>
        </text:list-item>
        <text:list-item>
          <text:p text:style-name="P18"><text:span text:style-name="Strong_20_Emphasis">História das camisas dos clubes (alternativa)</text:span>: Ludopédio <text:a xlink:type="simple" xlink:href="https://ludopedio.org.br/biblioteca/a-historia-das-camisas-dos-12-maiores-times-do-brasil/?srsltid=AfmBOoovrrzOSU69d_dVh_RuLzueFQZrtmVX9fC9ndJvbHzw0JI916My&amp;utm_source=chatgpt.com" office:target-frame-name="_blank" xlink:show="new" text:style-name="Internet_20_link" text:visited-style-name="Visited_20_Internet_20_Link">Ludopédio</text:a></text:p>
        </text:list-item>
        <text:list-item>
          <text:p text:style-name="P18"><text:span text:style-name="Strong_20_Emphasis">História das camisas do Vasco da Gama</text:span>: Wikipedia <text:a xlink:type="simple" xlink:href="https://pt.wikipedia.org/wiki/Uniformes_do_Club_de_Regatas_Vasco_da_Gama?utm_source=chatgpt.com" office:target-frame-name="_blank" xlink:show="new" text:style-name="Internet_20_link" text:visited-style-name="Visited_20_Internet_20_Link">Wikipédia</text:a></text:p>
        </text:list-item>
        <text:list-item>
          <text:p text:style-name="P18"><text:span text:style-name="Strong_20_Emphasis">História das camisas do Flamengo</text:span>: Wikipedia <text:a xlink:type="simple" xlink:href="https://pt.wikipedia.org/wiki/Clube_de_Regatas_do_Flamengo?utm_source=chatgpt.com" office:target-frame-name="_blank" xlink:show="new" text:style-name="Internet_20_link" text:visited-style-name="Visited_20_Internet_20_Link">Wikipédia</text:a></text:p>
        </text:list-item>
      </text:list>
      <text:p text:style-name="P11"><text:span text:style-name="Emphasis">fontes consultadas para a elaboração do texto sobre a história das camisas do Esporte Clube Juventude:</text:span></text:p>
      <text:list text:style-name="L8">
        <text:list-item>
          <text:p text:style-name="P19"><text:span text:style-name="Strong_20_Emphasis">Football Kit Archive</text:span> – Histórico completo de uniformes do EC Juventude, com imagens e informações desde 1913 até 2025.</text:p>
        </text:list-item>
        <text:list-item>
          <text:p text:style-name="P19"><text:span text:style-name="Strong_20_Emphasis">Esporte Clube Juventude – Wikipédia</text:span> – Artigo sobre o clube, incluindo detalhes sobre sua fundação e evolução.</text:p>
        </text:list-item>
        <text:list-item>
          <text:p text:style-name="P19"><text:span text:style-name="Strong_20_Emphasis">Juventude e 19Treze celebram história e tradição da imigração italiana com o lançamento de nova camisa da coleção Lendárias</text:span> – Notícia sobre o lançamento de uma camisa especial em homenagem à imigração italiana.</text:p>
        </text:list-item>
        <text:list-item>
          <text:p text:style-name="P19"><text:span text:style-name="Strong_20_Emphasis">Sobre a 19treze - Loja do Juventude</text:span> – Informações sobre a marca própria de material esportivo do clube, fundada em 2016.</text:p>
        </text:list-item>
        <text:list-item>
          <text:p text:style-name="P19"><text:span text:style-name="Strong_20_Emphasis">Uniformes e camisas do Juventude</text:span> – Artigos sobre os lançamentos e história dos uniformes do clube.</text:p>
        </text:list-item>
        <text:list-item>
          <text:p text:style-name="P19"><text:soft-page-break/><text:span text:style-name="Strong_20_Emphasis">Esporte Clube Juventude: história, hino</text:span> – Artigo sobre a história do clube e suas cores representativas.</text:p>
        </text:list-item>
      </text:list>
      <text:p text:style-name="P20"><text:span text:style-name="Emphasis">Essas fontes forneceram informações detalhadas sobre a evolução dos uniformes do EC Juventude, desde os primeiros anos até os lançamentos mais recentes.</text:span></text:p>
      <text:p text:style-name="P20"><text:span text:style-name="Emphasis"/></text:p>
      <text:p text:style-name="Text_20_body"><text:span text:style-name="Strong_20_Emphasis">Footer / Rodapé</text:span></text:p>
      <text:list text:style-name="L9">
        <text:list-header>
          <text:p text:style-name="P21"/>
          <text:p text:style-name="P21"><text:span text:style-name="Emphasis"><text:s/>2025 </text:span><text:span text:style-name="Emphasis"><text:span text:style-name="T3">Legendary Dragon </text:span></text:span><text:span text:style-name="Emphasis"><text:span text:style-name="T7">by GM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20:16:33.910913700</meta:creation-date>
    <dc:date>2025-09-26T18:48:45.540416200</dc:date>
    <meta:editing-duration>P1DT53M56S</meta:editing-duration>
    <meta:editing-cycles>6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56" meta:word-count="574" meta:character-count="3589" meta:non-whitespace-character-count="3092"/>
  </office:meta>
</office:document-meta>
</file>